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1e38d5"/>
    </style:style>
    <style:style style:name="P3" style:family="paragraph" style:parent-style-name="Preformatted_20_Text">
      <style:text-properties officeooo:rsid="001bd92a" officeooo:paragraph-rsid="00234291"/>
    </style:style>
    <style:style style:name="P4" style:family="paragraph" style:parent-style-name="Preformatted_20_Text">
      <style:text-properties officeooo:rsid="001ca267" officeooo:paragraph-rsid="001ca267"/>
    </style:style>
    <style:style style:name="P5" style:family="paragraph" style:parent-style-name="Preformatted_20_Text">
      <style:text-properties officeooo:paragraph-rsid="001ca267"/>
    </style:style>
    <style:style style:name="P6" style:family="paragraph" style:parent-style-name="Preformatted_20_Text">
      <style:text-properties officeooo:paragraph-rsid="001e38d5"/>
    </style:style>
    <style:style style:name="P7" style:family="paragraph" style:parent-style-name="Preformatted_20_Text">
      <style:text-properties officeooo:paragraph-rsid="00216317"/>
    </style:style>
    <style:style style:name="P8" style:family="paragraph" style:parent-style-name="Preformatted_20_Text">
      <style:text-properties officeooo:paragraph-rsid="00224d54"/>
    </style:style>
    <style:style style:name="P9" style:family="paragraph" style:parent-style-name="Preformatted_20_Text">
      <style:text-properties officeooo:paragraph-rsid="00246b91"/>
    </style:style>
    <style:style style:name="P10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1" style:family="paragraph" style:parent-style-name="Subtitle">
      <style:text-properties officeooo:rsid="001bd92a" officeooo:paragraph-rsid="001bd9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26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a267" style:font-weight-asian="normal" style:font-weight-complex="normal"/>
    </style:style>
    <style:style style:name="T5" style:family="text">
      <style:text-properties fo:font-weight="normal" officeooo:rsid="001e38d5" style:font-weight-asian="normal" style:font-weight-complex="normal"/>
    </style:style>
    <style:style style:name="T6" style:family="text">
      <style:text-properties fo:font-weight="normal" officeooo:rsid="001fb39d" style:font-weight-asian="normal" style:font-weight-complex="normal"/>
    </style:style>
    <style:style style:name="T7" style:family="text">
      <style:text-properties fo:font-weight="normal" officeooo:rsid="00216317" style:font-weight-asian="normal" style:font-weight-complex="normal"/>
    </style:style>
    <style:style style:name="T8" style:family="text">
      <style:text-properties fo:font-weight="normal" officeooo:rsid="00224d54" style:font-weight-asian="normal" style:font-weight-complex="normal"/>
    </style:style>
    <style:style style:name="T9" style:family="text">
      <style:text-properties fo:font-weight="normal" officeooo:rsid="0023cd68" style:font-weight-asian="normal" style:font-weight-complex="normal"/>
    </style:style>
    <style:style style:name="T10" style:family="text">
      <style:text-properties fo:font-weight="normal" officeooo:rsid="00246b91" style:font-weight-asian="normal" style:font-weight-complex="normal"/>
    </style:style>
    <style:style style:name="T11" style:family="text">
      <style:text-properties officeooo:rsid="001e38d5"/>
    </style:style>
    <style:style style:name="T12" style:family="text">
      <style:text-properties officeooo:rsid="00216317"/>
    </style:style>
    <style:style style:name="T13" style:family="text">
      <style:text-properties officeooo:rsid="00224d54"/>
    </style:style>
    <style:style style:name="T14" style:family="text">
      <style:text-properties officeooo:rsid="0022f7a9"/>
    </style:style>
    <style:style style:name="T15" style:family="text">
      <style:text-properties officeooo:rsid="0026a4db"/>
    </style:style>
    <style:style style:name="T16" style:family="text">
      <style:text-properties officeooo:rsid="00234291"/>
    </style:style>
    <style:style style:name="T17" style:family="text">
      <style:text-properties officeooo:rsid="00236aa5"/>
    </style:style>
    <style:style style:name="T18" style:family="text">
      <style:text-properties officeooo:rsid="0023f95d"/>
    </style:style>
    <style:style style:name="T19" style:family="text">
      <style:text-properties officeooo:rsid="0026fa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азработка <text:span text:style-name="T12">пользовательского </text:span>Web-интерфейс<text:span text:style-name="T12">а</text:span></text:p>
      <text:p text:style-name="P10">(с) Сергей Синица 20<text:span text:style-name="T18">20</text:span></text:p>
      <text:p text:style-name="P1"/>
      <text:p text:style-name="Subtitle">ЗАДАНИЕ 1 </text:p>
      <text:p text:style-name="P1"/>
      <text:p text:style-name="P1">Сверстать HTML 5 страницу с нумерованным списком гиперссылок и формой. </text:p>
      <text:p text:style-name="P1"/>
      <text:p text:style-name="P1">Список должен содержать следующие гиперссылки: </text:p>
      <text:p text:style-name="P1"/>
      <text:p text:style-name="P1">1) абсолютную гиперссылку на главную страницу сайта example.com; </text:p>
      <text:p text:style-name="P1"/>
      <text:p text:style-name="P1">2) абсолютную на главную сайта example.com в протоколе https; </text:p>
      <text:p text:style-name="P1"/>
      <text:p text:style-name="P1">3) ссылку на файл на сервере FTP без авторизации; </text:p>
      <text:p text:style-name="P1"/>
      <text:p text:style-name="P1">4) ссылку на файл на сервере FTP с авторизацией; </text:p>
      <text:p text:style-name="P1"/>
      <text:p text:style-name="P1">5) ссылку на фрагмент страницы некоторого сайта; </text:p>
      <text:p text:style-name="P1"/>
      <text:p text:style-name="P1">6) ссылку на фрагмент текущей страницы; </text:p>
      <text:p text:style-name="P1"/>
      <text:p text:style-name="P1">7) ссылку с двумя параметрами в URL; </text:p>
      <text:p text:style-name="P1"/>
      <text:p text:style-name="P1">8) список ссылок основной навигации сайта с подписями title; </text:p>
      <text:p text:style-name="P1"/>
      <text:p text:style-name="P1">9) ссылку без href; </text:p>
      <text:p text:style-name="P1"/>
      <text:p text:style-name="P1">10) ссылку с пустым href; </text:p>
      <text:p text:style-name="P1"/>
      <text:p text:style-name="P1">11) ссылку, по которой запрещен переход поисковикам; </text:p>
      <text:p text:style-name="P1"/>
      <text:p text:style-name="P1">12) запрещенную для индексации поисковиками; </text:p>
      <text:p text:style-name="P1"/>
      <text:p text:style-name="P1">13) контекстную в тексте абзаца; </text:p>
      <text:p text:style-name="P1"/>
      <text:p text:style-name="P1">14) ссылку-изображение; </text:p>
      <text:p text:style-name="P1"/>
      <text:p text:style-name="P1">15) ссылки из прямоугольных и круглых областей картинки (HTML-тег map); </text:p>
      <text:p text:style-name="P1"/>
      <text:p text:style-name="P1">16) относительную на страницу в текущем каталоге; </text:p>
      <text:p text:style-name="P1"/>
      <text:p text:style-name="P1">17) относительную на страницу в каталоге about; </text:p>
      <text:p text:style-name="P1"/>
      <text:p text:style-name="P1">18) относительную на страницу в каталоге уровнем выше текущего; </text:p>
      <text:p text:style-name="P1"/>
      <text:p text:style-name="P1">19) относительную на страницу в каталоге двумя уровнями выше; </text:p>
      <text:p text:style-name="P1"/>
      <text:p text:style-name="P1">20) сокращенную на главную; </text:p>
      <text:p text:style-name="P1"/>
      <text:p text:style-name="P1">21) сокращенную ссылку на внутреннюю. </text:p>
      <text:p text:style-name="P1"/>
      <text:p text:style-name="P1">Форма должна содержать сл<text:span text:style-name="T13">е</text:span>дующие поля: </text:p>
      <text:p text:style-name="P1"/>
      <text:p text:style-name="P1">1) имя (текстовое поле); </text:p>
      <text:p text:style-name="P1"/>
      <text:p text:style-name="P1">2) e-mail (поле email); </text:p>
      <text:p text:style-name="P1"/>
      <text:p text:style-name="P1">3) дата рождения (поле даты); </text:p>
      <text:p text:style-name="P1"/>
      <text:p text:style-name="P1">4) пол (радиокнопки); </text:p>
      <text:p text:style-name="P1"/>
      <text:p text:style-name="P1">5) количество конечностей (радиокнопки); </text:p>
      <text:p text:style-name="P1"><text:soft-page-break/><text:s/></text:p>
      <text:p text:style-name="P1">6) сверхспособности: бессмертие, прохождение сквозь стены, левитация (множественный выбор из списка); </text:p>
      <text:p text:style-name="P1"/>
      <text:p text:style-name="P1">7) биография (многострочное текстовое поле); </text:p>
      <text:p text:style-name="P1"/>
      <text:p text:style-name="P1">8) с контрактом ознакомлен <text:span text:style-name="T19">(а)</text:span> (чекбокс); </text:p>
      <text:p text:style-name="P1"/>
      <text:p text:style-name="P1">9) кнопка «Отправить». </text:p>
      <text:p text:style-name="P1"/>
      <text:p text:style-name="P11">СДАЧА РАБОТЫ И ОЦЕНИВАНИЕ</text:p>
      <text:p text:style-name="P1">Все задание выполняется в одном файле index.html, </text:p>
      <text:p text:style-name="P1">файл публикуется в интернете в виде статического веб-сайта, </text:p>
      <text:p text:style-name="P1">например с помощью Gitlab Pages, </text:p>
      <text:p text:style-name="P1">в Moodle на проверку отправляется ссылка на сайт. </text:p>
      <text:p text:style-name="P1"/>
      <text:p text:style-name="P1">Время выполнения задания до 4 часов, включая самостоятельную работу. </text:p>
      <text:p text:style-name="P1"/>
      <text:p text:style-name="P3">За задание выставляется <text:span text:style-name="T1">до 40 баллов</text:span>:</text:p>
      <text:p text:style-name="P3"><text:span text:style-name="T16">- </text:span>от 0 до 30 баллов в зависимости от количества верно выполненных пунктов,</text:p>
      <text:p text:style-name="P3"><text:span text:style-name="T16">- </text:span>до <text:span text:style-name="T2">5</text:span> баллов за соблюдение стандартов кодирования HTML,</text:p>
      <text:p text:style-name="P3"><text:span text:style-name="T16">- до 5 баллов за отсутствие Error и Warning при валидации HTML-разметки по https://validator.w3.org/</text:span>. </text:p>
      <text:p text:style-name="P1"/>
      <text:p text:style-name="P3">Задание необходимо выполнить <text:span text:style-name="T18">до даты и времени, обозначенных в Moodle</text:span>. <text:span text:style-name="T15">Допускается не полное выполнение задания. </text:span>Не допускается просрочка выполнения задания <text:span text:style-name="T17">(</text:span>просроченное задание оценивается в 0 баллов<text:span text:style-name="T17">)</text:span>.</text:p>
      <text:p text:style-name="P1"/>
      <text:p text:style-name="Subtitle">МЕТОДИЧЕСКИЕ УКАЗАНИЯ </text:p>
      <text:p text:style-name="P1"/>
      <text:p text:style-name="P1">Ознакомьтесь <text:span text:style-name="T14">материалом по HTML, гиперссылкам и формам в</text:span> раздел<text:span text:style-name="T14">е</text:span> «<text:span text:style-name="T14">WORLD WIDE WEB</text:span>» учебного пособия "Веб-разработка и веб-сервисы" и содержанием лекции №1. </text:p>
      <text:p text:style-name="P1"/>
      <text:p text:style-name="P1">Для верстки нумерованного списка используйте разметку вида: </text:p>
      <text:p text:style-name="P1"/>
      <text:p text:style-name="P1">&lt;ol&gt; </text:p>
      <text:p text:style-name="P1"><text:s text:c="2"/>&lt;li&gt;ссылка 1&lt;/li&gt; </text:p>
      <text:p text:style-name="P1"><text:s text:c="2"/>&lt;li&gt;ссылка 2&lt;/li&gt; </text:p>
      <text:p text:style-name="P1"><text:s text:c="2"/>... </text:p>
      <text:p text:style-name="P1">&lt;/ol&gt; </text:p>
      <text:p text:style-name="P1"/>
      <text:p text:style-name="P1">Пример гиперссылки c полным URL: </text:p>
      <text:p text:style-name="P1">&lt;a href="http://kubsu.ru/"&gt;КубГУ&lt;/a&gt; </text:p>
      <text:p text:style-name="P1"/>
      <text:p text:style-name="P1">Пример гиперссылки c сокращенным URL: </text:p>
      <text:p text:style-name="P1">&lt;a href="/"&gt;КубГУ&lt;/a&gt; </text:p>
      <text:p text:style-name="P1"/>
      <text:p text:style-name="P1">Пример гиперссылки c относительным URL: </text:p>
      <text:p text:style-name="P1">&lt;a href="./hello"&gt;КубГУ&lt;/a&gt; </text:p>
      <text:p text:style-name="P1"/>
      <text:p text:style-name="P1">Пример HTML-формы с основными элементами находится в файле form.html .</text:p>
      <text:p text:style-name="P1"/>
      <text:p text:style-name="P2">Для выполнения этого и последующих заданий удобно воспользоваться редактором с подсветкой синтаксиса и автоматическим форматированием кода HTML, например Visual Studio Code, Atom, Sublime <text:span text:style-name="T11">или GitLab Web IDE</text:span>.</text:p>
      <text:p text:style-name="P1"/>
      <text:p text:style-name="P1">Для публикации сайта в GitLab Pages необходимо:</text:p>
      <text:p text:style-name="P1">- зарегистрироваться на gitlab.com под своим именем и фамилией <text:span text:style-name="T2">на английском языке</text:span>, <text:span text:style-name="T2">например допустим логин s.sinitsa, допустимо добавление цифр в конце логина, </text:span>анонимные аккаунты не будут проверяться;</text:p>
      <text:p text:style-name="P4"><text:soft-page-break/>- нажать зеленую кнопку New project;</text:p>
      <text:p text:style-name="P5"><text:span text:style-name="T2">- выбрать вкладку Create from template, напротив шаблона </text:span><text:span text:style-name="Strong_20_Emphasis"><text:span text:style-name="T3">Pages/Plain HTML </text:span></text:span><text:span text:style-name="Strong_20_Emphasis"><text:span text:style-name="T4">кликнуть Use template;</text:span></text:span></text:p>
      <text:p text:style-name="P5"><text:span text:style-name="Strong_20_Emphasis"><text:span text:style-name="T4">- поле Project name заполнить web1;</text:span></text:span></text:p>
      <text:p text:style-name="P5"><text:span text:style-name="Strong_20_Emphasis"><text:span text:style-name="T4">- в поле Visibility Level выбрать Public;</text:span></text:span></text:p>
      <text:p text:style-name="P5"><text:span text:style-name="Strong_20_Emphasis"><text:span text:style-name="T4">- нажать Create Project;</text:span></text:span></text:p>
      <text:p text:style-name="P6"><text:span text:style-name="Strong_20_Emphasis"><text:span text:style-name="T5">- дальше залить файлы в каталог public/ через <text:s/>GitLab Web IDE или текстовый редактор + GIT;</text:span></text:span></text:p>
      <text:p text:style-name="P6"><text:span text:style-name="Strong_20_Emphasis"><text:span text:style-name="T5">- </text:span></text:span><text:span text:style-name="Strong_20_Emphasis"><text:span text:style-name="T10">при сохранении изменений коммит делать в ветку master, при этом изменения опубликуются на веб-страницу Gitlab Pages через 5-10 минут автоматически;</text:span></text:span></text:p>
      <text:p text:style-name="P7"><text:span text:style-name="Strong_20_Emphasis"><text:span text:style-name="T5">- сайт </text:span></text:span><text:span text:style-name="Strong_20_Emphasis"><text:span text:style-name="T7">через некоторое время </text:span></text:span><text:span text:style-name="Strong_20_Emphasis"><text:span text:style-name="T5">будет опубликован по адресу, указанному на Settings → Pages, </text:span></text:span><text:span text:style-name="Strong_20_Emphasis"><text:span text:style-name="T7">например https://s.sinitsa.gitlab.io/web1/</text:span></text:span></text:p>
      <text:p text:style-name="P9"><text:span text:style-name="Strong_20_Emphasis"><text:span text:style-name="T5">- </text:span></text:span><text:span text:style-name="Strong_20_Emphasis"><text:span text:style-name="T10">если публикация не происходит долгое время, то следует проверить ее статус и перезапустить вручную: </text:span></text:span><text:span text:style-name="Strong_20_Emphasis"><text:span text:style-name="T5">слева выбрать CI / CD → Pipelines, кликнуть Run Pipeline, </text:span></text:span><text:span text:style-name="Strong_20_Emphasis"><text:span text:style-name="T6">отправить форму</text:span></text:span><text:span text:style-name="Strong_20_Emphasis"><text:span text:style-name="T5">.</text:span></text:span></text:p>
      <text:p text:style-name="P9"><text:span text:style-name="Strong_20_Emphasis"><text:span text:style-name="T5"/></text:span></text:p>
      <text:p text:style-name="P7"><text:span text:style-name="Strong_20_Emphasis"><text:span text:style-name="T5"/></text:span></text:p>
      <text:p text:style-name="P8"><text:span text:style-name="Strong_20_Emphasis"><text:span text:style-name="T8">При </text:span></text:span><text:span text:style-name="Strong_20_Emphasis"><text:span text:style-name="T9">валидации</text:span></text:span><text:span text:style-name="Strong_20_Emphasis"><text:span text:style-name="T8"> через https://validator.w3.org/ вместо https использовать http, например </text:span></text:span><text:span text:style-name="Strong_20_Emphasis"><text:span text:style-name="T7">http://s.sinitsa.gitlab.io/web1/, </text:span></text:span><text:span text:style-name="Strong_20_Emphasis"><text:span text:style-name="T8">так как иначе возникает ошибка некорректного сертификата SSL.</text:span></text:span></text:p>
      <text:p text:style-name="P6"><text:span text:style-name="Strong_20_Emphasis"><text:span text:style-name="T5"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2T09:40:24.511292030</dc:date>
    <meta:editing-duration>PT21H55M44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3" meta:paragraph-count="76" meta:word-count="589" meta:character-count="4301" meta:non-whitespace-character-count="3725"/>
  </office:meta>
</office:document-meta>
</file>